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6d57" officeooo:paragraph-rsid="000d6d57"/>
    </style:style>
    <style:style style:name="P2" style:family="paragraph" style:parent-style-name="Standard">
      <style:text-properties fo:font-weight="bold" officeooo:rsid="000d6d57" officeooo:paragraph-rsid="000d6d57" style:font-weight-asian="bold" style:font-weight-complex="bold"/>
    </style:style>
    <style:style style:name="P3" style:family="paragraph" style:parent-style-name="Standard">
      <style:text-properties officeooo:rsid="000fbed8" officeooo:paragraph-rsid="000fbed8"/>
    </style:style>
    <style:style style:name="P4" style:family="paragraph" style:parent-style-name="Standard">
      <style:text-properties fo:font-weight="bold" officeooo:rsid="000e1f18" officeooo:paragraph-rsid="000e1f18" style:font-weight-asian="bold" style:font-weight-complex="bold"/>
    </style:style>
    <style:style style:name="P5" style:family="paragraph" style:parent-style-name="Standard">
      <style:text-properties fo:font-weight="bold" officeooo:rsid="000d6d57" officeooo:paragraph-rsid="000d6d57" style:font-weight-asian="bold" style:font-weight-complex="bold"/>
    </style:style>
    <style:style style:name="P6" style:family="paragraph" style:parent-style-name="Standard">
      <style:text-properties fo:font-weight="normal" officeooo:rsid="00100536" officeooo:paragraph-rsid="00100536" style:font-weight-asian="normal" style:font-weight-complex="normal"/>
    </style:style>
    <style:style style:name="P7" style:family="paragraph" style:parent-style-name="Standard">
      <style:text-properties officeooo:rsid="000fbed8" officeooo:paragraph-rsid="000fbed8"/>
    </style:style>
    <style:style style:name="P8" style:family="paragraph" style:parent-style-name="Standard">
      <style:text-properties officeooo:rsid="00100536" officeooo:paragraph-rsid="00100536"/>
    </style:style>
    <style:style style:name="P9" style:family="paragraph" style:parent-style-name="Standard">
      <style:text-properties officeooo:rsid="000e1f18" officeooo:paragraph-rsid="000e1f18"/>
    </style:style>
    <style:style style:name="P10" style:family="paragraph" style:parent-style-name="Standard">
      <style:text-properties officeooo:rsid="000d6d57" officeooo:paragraph-rsid="000d6d57"/>
    </style:style>
    <style:style style:name="T1" style:family="text">
      <style:text-properties officeooo:rsid="000e50be"/>
    </style:style>
    <style:style style:name="T2" style:family="text">
      <style:text-properties officeooo:rsid="00100536"/>
    </style:style>
    <style:style style:name="T3" style:family="text">
      <style:text-properties officeooo:rsid="00110a8b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tonin Bouvry</text:p>
      <text:p text:style-name="P6">Thomas Schaller</text:p>
      <text:p text:style-name="P6">Keven Pradeilles</text:p>
      <text:p text:style-name="P6">Romain Le Goff</text:p>
      <text:p text:style-name="P4"/>
      <text:p text:style-name="P4"/>
      <text:p text:style-name="P9"><text:span text:style-name="T4">Rapport projet compilation</text:span></text:p>
      <text:p text:style-name="P9"><text:span text:style-name="T4"/></text:p>
      <text:p text:style-name="P3">Pour compiler :</text:p>
      <text:p text:style-name="P3">$ make</text:p>
      <text:p text:style-name="P3">$ ./mpc &lt; <text:span text:style-name="T2">jeudetest/testxxx</text:span>.c</text:p>
      <text:p text:style-name="P3"/>
      <text:p text:style-name="P8">Voir le résultat :</text:p>
      <text:p text:style-name="P8">$ cat <text:span text:style-name="T3">toto</text:span>.txt</text:p>
      <text:p text:style-name="P3"/>
      <text:p text:style-name="P3"/>
      <text:p text:style-name="P2">Ce que fait notre compilateur :</text:p>
      <text:p text:style-name="P2"/>
      <text:p text:style-name="P1">- lit le pragma</text:p>
      <text:p text:style-name="P1">- affiche dans le terminal</text:p>
      <text:p text:style-name="P1">- écrit dans un fichier toto.txt</text:p>
      <text:p text:style-name="P1">- lit à partir d’un fichier .c</text:p>
      <text:p text:style-name="P1">- mettre plusieurs lignes dans le code</text:p>
      <text:p text:style-name="P1">- makefile</text:p>
      <text:p text:style-name="P1"/>
      <text:p text:style-name="P1">Opérateur de boucles :</text:p>
      <text:p text:style-name="P1">- while</text:p>
      <text:p text:style-name="P1">- if</text:p>
      <text:p text:style-name="P1"/>
      <text:p text:style-name="P1">Opérations :</text:p>
      <text:p text:style-name="P1">- addition</text:p>
      <text:p text:style-name="P1">- soustraction</text:p>
      <text:p text:style-name="P1">- racine : (racine négative impossible)</text:p>
      <text:p text:style-name="P1">- puissance</text:p>
      <text:p text:style-name="P1">- division : (par 0 impossible)</text:p>
      <text:p text:style-name="P1">- nombre négatif</text:p>
      <text:p text:style-name="P1">- multiplication</text:p>
      <text:p text:style-name="P1">- priorité de la multiplication sur l’addition et la soustraction</text:p>
      <text:p text:style-name="P1">- parenthèse</text:p>
      <text:p text:style-name="P1">- supérieur et inférieur</text:p>
      <text:p text:style-name="P1"/>
      <text:p text:style-name="P1"/>
      <text:p text:style-name="P2">Problèmes <text:span text:style-name="T1">rencontrés</text:span>:</text:p>
      <text:p text:style-name="P2"/>
      <text:p text:style-name="P1">- le code généré dans toto.txt est dans le désordre.</text:p>
      <text:p text:style-name="P1">- flottant non traité.</text:p>
      <text:p text:style-name="P1">- optimisation de code non traité : trop de variable, pas de raccourci de calcu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47:03.415875599</meta:creation-date>
    <dc:date>2019-01-07T20:26:13.788690528</dc:date>
    <meta:editing-duration>PT11M4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35" meta:word-count="145" meta:character-count="807" meta:non-whitespace-character-count="697"/>
  </office:meta>
</office:document-meta>
</file>